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STBW</text:p>
          </table:table-cell>
          <table:table-cell office:value-type="string" calcext:value-type="string">
            <text:p>Einhe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-0.011" calcext:value-type="float">
            <text:p>-0,01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center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öhe Peak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öhePeak gesamt: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undet</text:p>
          </table:table-cell>
          <table:table-cell table:style-name="ce2" table:formula="of:=[.B9]" office:value-type="float" office:value="1.2" calcext:value-type="float">
            <text:p>1,20</text:p>
          </table:table-cell>
          <table:table-cell table:style-name="ce2" table:formula="of:=[.C9]" office:value-type="float" office:value="0.1" calcext:value-type="float">
            <text:p>0,10</text:p>
          </table:table-cell>
          <table:table-cell office:value-type="string" calcext:value-type="string">
            <text:p>ra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ierte Dat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chungsindex</text:p>
          </table:table-cell>
          <table:table-cell office:value-type="float" office:value="1.39" calcext:value-type="float">
            <text:p>1,39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pplerwinkel</text:p>
          </table:table-cell>
          <table:table-cell office:value-type="float" office:value="2.29" calcext:value-type="float">
            <text:p>2,29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EGA UNGENAU könnte auch 3,9 sein ----&gt; (???)</text:p>
          </table:table-cell>
          <table:table-cell table:number-columns-repeated="1019"/>
        </table:table-row>
        <table:table-row table:style-name="ro1">
          <table:table-cell/>
          <table:table-cell table:formula="of:=[.B14]*(PI()/180)" office:value-type="float" office:value="0.0399680398706701" calcext:value-type="float">
            <text:p>0,0399680399</text:p>
          </table:table-cell>
          <table:table-cell table:formula="of:=[.C14]*(PI()/180)" office:value-type="float" office:value="0.00977384381116825" calcext:value-type="float">
            <text:p>0,0097738438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Quelle: Mitschrif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uenz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bda0</text:p>
          </table:table-cell>
          <table:table-cell office:value-type="float" office:value="845" calcext:value-type="float">
            <text:p>8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pilarinnendurchm.</text:p>
          </table:table-cell>
          <table:table-cell office:value-type="float" office:value="58.1" calcext:value-type="float">
            <text:p>58,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Pixel</text:p>
          </table:table-cell>
          <table:table-cell table:number-columns-repeated="1020"/>
        </table:table-row>
        <table:table-row table:style-name="ro1">
          <table:table-cell/>
          <table:table-cell table:formula="of:=[.B18]*5" office:value-type="float" office:value="290.5" calcext:value-type="float">
            <text:p>290,5</text:p>
          </table:table-cell>
          <table:table-cell table:formula="of:=[.C18]*5" office:value-type="float" office:value="6.5" calcext:value-type="float">
            <text:p>6,5</text:p>
          </table:table-cell>
          <table:table-cell office:value-type="string" calcext:value-type="string">
            <text:p>µ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max =</text:p>
          </table:table-cell>
          <table:table-cell table:formula="of:=([.B9]*[.B17]*[.B16])/(4*PI()*[.B13]*SIN([.B15]))" office:value-type="float" office:value="17434011.1684068" calcext:value-type="float">
            <text:p>17434011,1684068</text:p>
          </table:table-cell>
          <table:table-cell table:formula="of:==([.B16]/(4*PI()))*SQRT(([.C15]*[.B9]*[.B17]/([.B13]*(SIN([.B15]))^2))^2+([.B9]*[.B17]*[.C13]/(SIN([.B15])*[.B13]^2))^2+([.B17]*[.C10]/(SIN([.B15])*[.B13]))^2+([.B10]*[.C17]/(SIN([.B15])*[.B13]))^2)" office:value-type="float" office:value="4590166.09103843" calcext:value-type="float">
            <text:p>4590166,09103843</text:p>
          </table:table-cell>
          <table:table-cell office:value-type="string" calcext:value-type="string">
            <text:p>nm/s</text:p>
          </table:table-cell>
          <table:table-cell/>
          <table:table-cell table:formula="of:=[.B20]/10^6" office:value-type="float" office:value="17.4340111684068" calcext:value-type="float">
            <text:p>17,4340111684</text:p>
          </table:table-cell>
          <table:table-cell table:formula="of:=[.C20]/10^6" office:value-type="float" office:value="4.59016609103843" calcext:value-type="float">
            <text:p>4,5901660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umenstrom</text:p>
          </table:table-cell>
          <table:table-cell table:formula="of:=(PI()*([.B19]/2)^2*[.B20])/2" office:value-type="float" office:value="577762671246.074" calcext:value-type="float">
            <text:p>577762671246,074</text:p>
          </table:table-cell>
          <table:table-cell table:formula="of:=[.B21]*SQRT(([.C19]/[.B19])^2+([.C20]/[.B20])^2)" office:value-type="float" office:value="152666311932.041" calcext:value-type="float">
            <text:p>152666311932,041</text:p>
          </table:table-cell>
          <table:table-cell office:value-type="string" calcext:value-type="string">
            <text:p>10^-21 m³/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table:formula="of:=[.B21]*(10^-21)*(10^6)" office:value-type="float" office:value="0.000577762671246074" calcext:value-type="float">
            <text:p>0,0005777627</text:p>
          </table:table-cell>
          <table:table-cell table:formula="of:=[.C21]*(10^-21)*(10^6)" office:value-type="float" office:value="0.000152666311932041" calcext:value-type="float">
            <text:p>0,0001526663</text:p>
          </table:table-cell>
          <table:table-cell office:value-type="string" calcext:value-type="string">
            <text:p>ml/s</text:p>
          </table:table-cell>
          <table:table-cell table:number-columns-repeated="1020"/>
        </table:table-row>
        <table:table-row table:style-name="ro1">
          <table:table-cell/>
          <table:table-cell table:formula="of:=[.B22]*3600" office:value-type="float" office:value="2.07994561648587" calcext:value-type="float">
            <text:p>2,0799456165</text:p>
          </table:table-cell>
          <table:table-cell table:formula="of:=[.C22]*3600" office:value-type="float" office:value="0.549598722955349" calcext:value-type="float">
            <text:p>0,549598723</text:p>
          </table:table-cell>
          <table:table-cell office:value-type="string" calcext:value-type="string">
            <text:p>ml/h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1" calcext:value-type="float">
            <text:p>2,1</text:p>
          </table:table-cell>
          <table:table-cell office:value-type="float" office:value="0.5" calcext:value-type="float">
            <text:p>0,5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.00.0000</text:date>, <text:time style:data-style-name="N2" text:time-value="17:27:22.4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creation-date>2016-11-08T21:17:08Z</meta:creation-date>
    <dc:date>2016-11-17T17:47:12.683000000</dc:date>
    <meta:editing-cycles>6</meta:editing-cycles>
    <meta:editing-duration>PT27M21S</meta:editing-duration>
    <meta:document-statistic meta:table-count="1" meta:cell-count="79" meta:object-count="0"/>
  </office:meta>
</office:document-meta>
</file>